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Experimental setup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number-columns-repeated="14"/>
          <table:table-cell table:style-name="ce29" office:value-type="string" calcext:value-type="string">
            <text:p>sqrt(Var)/0.00807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2" office:value-type="string" calcext:value-type="string" table:number-columns-spanned="8" table:number-rows-spanned="1">
            <text:p>Features</text:p>
          </table:table-cell>
          <table:covered-table-cell table:style-name="ce12"/>
          <table:covered-table-cell table:number-columns-repeated="6" table:style-name="ce15"/>
          <table:table-cell table:style-name="ce15" table:number-columns-repeated="3"/>
          <table:table-cell table:style-name="ce20"/>
          <table:table-cell/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ditive</text:p>
          </table:table-cell>
          <table:table-cell/>
          <table:table-cell table:style-name="ce20"/>
          <table:table-cell/>
          <table:table-cell table:style-name="ce20" table:number-columns-repeated="1003"/>
          <table:table-cell table:number-columns-repeated="2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3" office:value-type="string" calcext:value-type="string">
            <text:p>stdR</text:p>
          </table:table-cell>
          <table:table-cell table:style-name="ce13" office:value-type="string" calcext:value-type="string">
            <text:p>-stdR^2</text:p>
          </table:table-cell>
          <table:table-cell table:style-name="ce13" office:value-type="string" calcext:value-type="string">
            <text:p>deltaR</text:p>
          </table:table-cell>
          <table:table-cell table:style-name="ce13" office:value-type="string" calcext:value-type="string">
            <text:p>-deltaR^2</text:p>
          </table:table-cell>
          <table:table-cell table:style-name="ce13" office:value-type="string" calcext:value-type="string">
            <text:p>VD</text:p>
          </table:table-cell>
          <table:table-cell table:style-name="ce13" office:value-type="string" calcext:value-type="string">
            <text:p>metCost</text:p>
          </table:table-cell>
          <table:table-cell table:style-name="ce13" office:value-type="string" calcext:value-type="string">
            <text:p>lambdaMFB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mp</text:p>
          </table:table-cell>
          <table:table-cell table:style-name="ce13" office:value-type="string" calcext:value-type="string">
            <text:p>learning rates</text:p>
          </table:table-cell>
          <table:table-cell table:style-name="ce13" office:value-type="string" calcext:value-type="string">
            <text:p>Wheight Init (Sum)</text:p>
          </table:table-cell>
          <table:table-cell table:style-name="ce13" office:value-type="string" calcext:value-type="string">
            <text:p>Result</text:p>
          </table:table-cell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oise Max</text:p>
          </table:table-cell>
          <table:table-cell table:style-name="ce31" office:value-type="string" calcext:value-type="string">
            <text:p>Abs</text:p>
          </table:table-cell>
          <table:table-cell table:number-columns-repeated="2"/>
          <table:table-cell table:style-name="ce15" table:number-columns-repeated="1003"/>
          <table:table-cell table:style-name="ce20" table:number-columns-repeated="2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30" office:value-type="percentage" office:value="12.3916" calcext:value-type="percentage">
            <text:p>1239.16%</text:p>
          </table:table-cell>
          <table:table-cell table:style-name="ce32" office:value-type="float" office:value="0.1" calcext:value-type="float">
            <text:p>0.10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30" office:value-type="percentage" office:value="3.9186" calcext:value-type="percentage">
            <text:p>391.86%</text:p>
          </table:table-cell>
          <table:table-cell table:style-name="ce32" office:value-type="float" office:value="0.0316" calcext:value-type="float">
            <text:p>0.0316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30" office:value-type="percentage" office:value="1.2392" calcext:value-type="percentage">
            <text:p>123.92%</text:p>
          </table:table-cell>
          <table:table-cell table:style-name="ce32" office:value-type="float" office:value="0.01" calcext:value-type="float">
            <text:p>0.01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30" office:value-type="percentage" office:value="0.3919" calcext:value-type="percentage">
            <text:p>39.19%</text:p>
          </table:table-cell>
          <table:table-cell table:style-name="ce32" office:value-type="float" office:value="0.0032" calcext:value-type="float">
            <text:p>0.00320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30" office:value-type="percentage" office:value="0.1239" calcext:value-type="percentage">
            <text:p>12.39%</text:p>
          </table:table-cell>
          <table:table-cell table:style-name="ce32" office:value-type="float" office:value="0.001" calcext:value-type="float">
            <text:p>0.0010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30" office:value-type="percentage" office:value="0.0392" calcext:value-type="percentage">
            <text:p>3.92%</text:p>
          </table:table-cell>
          <table:table-cell table:style-name="ce32" office:value-type="float" office:value="0.00031623" calcext:value-type="float">
            <text:p>0.0003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2"/>
          <table:table-cell table:style-name="ce11" office:value-type="string" calcext:value-type="string">
            <text:p>“10-8”</text:p>
          </table:table-cell>
          <table:table-cell table:style-name="ce30" office:value-type="percentage" office:value="0.0124" calcext:value-type="percentage">
            <text:p>1.24%</text:p>
          </table:table-cell>
          <table:table-cell table:style-name="ce32" office:value-type="float" office:value="0.0001" calcext:value-type="float">
            <text:p>0.0001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30" office:value-type="percentage" office:value="0.0039" calcext:value-type="percentage">
            <text:p>0.39%</text:p>
          </table:table-cell>
          <table:table-cell table:style-name="ce32" office:value-type="float" office:value="0.000031623" calcext:value-type="float">
            <text:p>0.0000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30" office:value-type="percentage" office:value="0.0012" calcext:value-type="percentage">
            <text:p>0.12%</text:p>
          </table:table-cell>
          <table:table-cell table:style-name="ce32" office:value-type="float" office:value="0.00001" calcext:value-type="float">
            <text:p>0.0000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Lin (alteBilder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 table:number-rows-repeated="2">
          <table:table-cell table:style-name="ce6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hongsNA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" office:value-type="string" calcext:value-type="string">
            <text:p>only positive muscle commands </text:p>
          </table:table-cell>
          <table:table-cell table:number-columns-repeated="1011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 table:number-columns-spanned="13" table:number-rows-spanned="1">
            <text:p>Linear Networks</text:p>
          </table:table-cell>
          <table:covered-table-cell table:number-columns-repeated="12"/>
          <table:table-cell table:style-name="ce28" table:number-columns-repeated="2"/>
          <table:table-cell table:number-columns-repeated="1009"/>
        </table:table-row>
        <table:table-row table:style-name="ro2">
          <table:table-cell table:style-name="ce10" office:value-type="string" calcext:value-type="string">
            <text:p>CACLA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[“10-4,10-7”]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percentage" office:value="0.3" calcext:value-type="percentage">
            <text:p>30.00%</text:p>
          </table:table-cell>
          <table:table-cell table:style-name="ce14" office:value-type="string" calcext:value-type="string">
            <text:p>500k</text:p>
          </table:table-cell>
          <table:table-cell table:style-name="ce14" table:number-columns-repeated="3"/>
          <table:table-cell table:style-name="ce22"/>
          <table:table-cell table:style-name="ce28" table:number-columns-repeated="2"/>
          <table:table-cell table:number-columns-repeated="1009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 office:value-type="string" calcext:value-type="string">
            <text:p>1.1 abs verr</text:p>
          </table:table-cell>
          <table:table-cell table:number-columns-repeated="3"/>
          <table:table-cell table:style-name="ce26"/>
          <table:table-cell table:number-columns-repeated="1007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4" office:value-type="string" calcext:value-type="string">
            <text:p>0.9 abs verr</text:p>
          </table:table-cell>
          <table:table-cell table:number-columns-repeated="3"/>
          <table:table-cell table:style-name="ce26"/>
          <table:table-cell table:number-columns-repeated="1007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 office:value-type="string" calcext:value-type="string">
            <text:p>0.7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9" table:number-columns-repeated="3"/>
          <table:table-cell table:style-name="ce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covered-table-cell table:style-name="ce26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covered-table-cell table:style-name="ce26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 table:number-rows-repeated="1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24">
          <table:table-cell table:number-columns-repeated="12"/>
          <table:table-cell table:style-name="ce11"/>
          <table:table-cell table:number-columns-repeated="1011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8:48:49.969545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12T21:00:16.281041223</dc:date>
    <dc:creator>Alexander Lelais</dc:creator>
    <meta:editing-duration>P3DT1H37M46S</meta:editing-duration>
    <meta:editing-cycles>137</meta:editing-cycles>
    <meta:generator>LibreOffice/4.2.8.2$Linux_X86_64 LibreOffice_project/420m0$Build-2</meta:generator>
    <meta:document-statistic meta:table-count="1" meta:cell-count="386" meta:object-count="0"/>
  </office:meta>
</office:document-meta>
</file>